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4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4cm" svg:y="8cm">
          <draw:text-box>
            <text:p text:style-name="P3">Лекция 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2.629cm" svg:x="1.4cm" svg:y="6.028cm" presentation:class="title" presentation:user-transformed="true">
          <draw:text-box>
            <text:p>7. Реактивные элементы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7.1. Конденсатор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12"/>7.1.1. Устройство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12"/>7.1.2. Емкость. Единицы измерения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12"/>7.1.3. Поведение на постоянном и переменном токе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12"/>7.1.4. Параллельное и последовательное включение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5.209cm" svg:x="1.4cm" svg:y="-0.662cm" presentation:class="title" presentation:user-transformed="true">
          <draw:text-box>
            <text:p><text:s text:c="12"/>7.1.5. Процессы в RC-цепях. Дифференцирующие и интегрирующие цепи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12"/>7.1.6. Влияние паразитных емкостей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12"/>7.1.7. Отличия реальных конденсаторов от идеального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7.2. Индуктивность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12"/>7.2.1. Устройство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12"/>7.2.2. Единицы измерения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12"/>7.2.3. Поведение на постоянном и переменном токе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12"/>7.2.4. Параллельное и последовательное включение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4" draw:layer="layout" svg:width="25.199cm" svg:height="5.209cm" svg:x="1.4cm" svg:y="-0.662cm" presentation:class="title" presentation:user-transformed="true">
          <draw:text-box>
            <text:p><text:s text:c="12"/>7.2.5. Процессы в RL-цепях. Дифференцирующие и интегрирующие цепи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12"/>7.2.6. Влияние паразитных индуктивностей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12"/>7.2.7. Отличия реальных индуктивностей от идеальной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6T07:14:52.881000000</dc:date>
    <meta:editing-duration>PT13M45S</meta:editing-duration>
    <meta:editing-cycles>3</meta:editing-cycles>
    <meta:generator>LibreOffice/7.4.5.1$Windows_X86_64 LibreOffice_project/9c0871452b3918c1019dde9bfac75448afc4b57f</meta:generator>
    <meta:document-statistic meta:object-count="92"/>
  </office:meta>
</office:document-meta>
</file>